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86000000860A578F20DE527912.png" manifest:media-type="image/png"/>
  <manifest:file-entry manifest:full-path="Pictures/100009FF00000B0F00000B0F36ECA46D66737D89.svg" manifest:media-type="image/svg+xml"/>
  <manifest:file-entry manifest:full-path="Pictures/1000020100000200000002009785C9BB91619D15.png" manifest:media-type="image/png"/>
  <manifest:file-entry manifest:full-path="Pictures/100006100000066000000641C428AF089A1AA9CC.svg" manifest:media-type="image/svg+xml"/>
  <manifest:file-entry manifest:full-path="Pictures/100002010000004D0000004CCF2B8A2AB44E940D.png" manifest:media-type="image/png"/>
  <manifest:file-entry manifest:full-path="Pictures/100002010000007E0000007E685964BF9B127960.png" manifest:media-type="image/png"/>
  <manifest:file-entry manifest:full-path="Pictures/1000127000000A7000000A70727991183BCB027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93cm" svg:height="2.348cm" svg:x="13.863cm" svg:y="7.874cm">
          <draw:image xlink:href="Pictures/100006100000066000000641C428AF089A1AA9CC.svg" xlink:type="simple" xlink:show="embed" xlink:actuate="onLoad" loext:mime-type="image/svg+xml">
            <text:p/>
          </draw:image>
          <draw:image xlink:href="Pictures/100002010000004D0000004CCF2B8A2AB44E940D.png" xlink:type="simple" xlink:show="embed" xlink:actuate="onLoad" loext:mime-type="image/png"/>
        </draw:frame>
        <draw:frame draw:style-name="gr1" draw:text-style-name="P1" draw:layer="layout" svg:width="2.671cm" svg:height="2.671cm" svg:x="10.59cm" svg:y="7.672cm">
          <draw:image xlink:href="Pictures/1000127000000A7000000A70727991183BCB0277.svg" xlink:type="simple" xlink:show="embed" xlink:actuate="onLoad" loext:mime-type="image/svg+xml">
            <text:p/>
          </draw:image>
          <draw:image xlink:href="Pictures/100002010000007E0000007E685964BF9B127960.png" xlink:type="simple" xlink:show="embed" xlink:actuate="onLoad" loext:mime-type="image/png"/>
        </draw:frame>
        <draw:frame draw:style-name="gr1" draw:text-style-name="P1" draw:layer="layout" svg:width="2.394cm" svg:height="2.394cm" svg:x="16.656cm" svg:y="7.766cm">
          <draw:image xlink:href="Pictures/1000020100000200000002009785C9BB91619D15.png" xlink:type="simple" xlink:show="embed" xlink:actuate="onLoad" loext:mime-type="image/png">
            <text:p/>
          </draw:image>
        </draw:frame>
        <draw:frame draw:style-name="gr2" draw:text-style-name="P2" draw:layer="layout" svg:width="2.83cm" svg:height="2.83cm" svg:x="19.818cm" svg:y="7.515cm">
          <draw:image xlink:href="Pictures/100009FF00000B0F00000B0F36ECA46D66737D89.svg" xlink:type="simple" xlink:show="embed" xlink:actuate="onLoad" loext:mime-type="image/svg+xml">
            <text:p/>
          </draw:image>
          <draw:image xlink:href="Pictures/1000020100000086000000860A578F20DE52791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5-25T09:55:27.831591093</meta:creation-date>
    <dc:date>2021-05-28T17:02:24.638987366</dc:date>
    <meta:editing-duration>PT2H18M27S</meta:editing-duration>
    <meta:editing-cycles>7</meta:editing-cycles>
    <meta:generator>LibreOffice/6.3.5.2$Linux_X86_64 LibreOffice_project/30$Build-2</meta:generator>
    <meta:document-statistic meta:object-count="27"/>
  </office:meta>
</office:document-meta>
</file>